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D900000077C5CA087C63A9865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1" svg:font-family="FreeSans" style:font-family-generic="swiss"/>
    <style:font-face style:name="FreeSans" svg:font-family="FreeSans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91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10.298cm"/>
    </style:style>
    <style:style style:name="Procedemento.B" style:family="table-column">
      <style:table-column-properties style:column-width="9.193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2.432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bold" officeooo:rsid="014e8ab7" officeooo:paragraph-rsid="014e8ab7" style:font-size-asian="12pt" style:font-weight-asian="bold" style:font-name-complex="Calibri1" style:font-size-complex="12pt" style:font-weight-complex="bold"/>
    </style:style>
    <style:style style:name="P7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696bfa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b95e" officeooo:paragraph-rsid="01f3b95e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top="0.275cm" fo:margin-bottom="0.353cm" loext:contextual-spacing="false" fo:text-align="center" style:justify-single-word="false"/>
      <style:text-properties officeooo:paragraph-rsid="013c7e21"/>
    </style:style>
    <style:style style:name="P15" style:family="paragraph" style:parent-style-name="Table_20_Contents">
      <style:paragraph-properties fo:margin-top="0cm" fo:margin-bottom="0.152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1f82c7b" officeooo:paragraph-rsid="01fd33eb" style:font-size-asian="12pt" style:font-weight-asian="normal" style:font-name-complex="Calibri1" style:font-size-complex="12pt" style:font-weight-complex="normal"/>
    </style:style>
    <style:style style:name="P17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/>
      <style:text-properties officeooo:paragraph-rsid="01fd33eb"/>
    </style:style>
    <style:style style:name="P18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style:writing-mode="lr-tb"/>
      <style:text-properties officeooo:paragraph-rsid="0202f4b8"/>
    </style:style>
    <style:style style:name="P19" style:family="paragraph" style:parent-style-name="Standard">
      <style:paragraph-properties fo:margin-top="0cm" fo:margin-bottom="0.15cm" loext:contextual-spacing="false" fo:line-height="100%" fo:text-align="justify" style:justify-single-word="false" style:writing-mode="lr-tb"/>
      <style:text-properties officeooo:paragraph-rsid="0202f4b8"/>
    </style:style>
    <style:style style:name="P20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style:writing-mode="lr-tb"/>
      <style:text-properties fo:color="#c9211e" style:font-name="Calibri2" fo:font-size="12pt" fo:language="gl" fo:country="ES" fo:font-weight="normal" officeooo:rsid="02042938" officeooo:paragraph-rsid="0202f4b8" style:font-size-asian="12pt" style:font-weight-asian="normal" style:font-name-complex="Calibri1" style:font-size-complex="12pt" style:font-weight-complex="normal"/>
    </style:style>
    <style:style style:name="P21" style:family="paragraph" style:parent-style-name="Standard">
      <style:paragraph-properties fo:margin-top="0cm" fo:margin-bottom="0.15cm" loext:contextual-spacing="false" fo:line-height="100%" fo:text-align="justify" style:justify-single-word="false" style:writing-mode="lr-tb"/>
      <style:text-properties fo:color="#c9211e" style:font-name="Calibri2" fo:font-size="12pt" fo:language="gl" fo:country="ES" fo:font-weight="normal" officeooo:rsid="02042938" officeooo:paragraph-rsid="0202f4b8" style:font-size-asian="12pt" style:font-weight-asian="normal" style:font-name-complex="Calibri1" style:font-size-complex="12pt" style:font-weight-complex="normal"/>
    </style:style>
    <style:style style:name="P22" style:family="paragraph" style:parent-style-name="Standard">
      <style:paragraph-properties fo:margin-top="0cm" fo:margin-bottom="0.15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042938" officeooo:paragraph-rsid="0202f4b8" style:font-size-asian="12pt" style:font-weight-asian="normal" style:font-name-complex="Calibri1" style:font-size-complex="12pt" style:font-weight-complex="normal"/>
    </style:style>
    <style:style style:name="P23" style:family="paragraph" style:parent-style-name="Table_20_Contents" style:list-style-name="L1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194209f" officeooo:paragraph-rsid="0202df65" style:font-size-asian="11pt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P24" style:family="paragraph" style:parent-style-name="Table_20_Contents" style:list-style-name="L1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194209f" officeooo:paragraph-rsid="0202f4b8" style:font-size-asian="11pt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P25" style:family="paragraph" style:parent-style-name="Table_20_Contents" style:list-style-name="L1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28f97b" officeooo:paragraph-rsid="0202df65" style:font-size-asian="10.5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bd20c3" officeooo:paragraph-rsid="01f286c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bd27aa" officeooo:paragraph-rsid="01f286c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aa411d" officeooo:paragraph-rsid="01f286c9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4d5155"/>
    </style:style>
    <style:style style:name="T2" style:family="text">
      <style:text-properties fo:color="#000000" style:font-name="Calibri2" fo:font-size="12pt" fo:language="gl" fo:country="ES" fo:font-weight="normal" officeooo:rsid="01f8356f" style:font-size-asian="12pt" style:font-weight-asian="normal" style:font-name-complex="Calibri1" style:font-size-complex="12pt" style:font-weight-complex="normal"/>
    </style:style>
    <style:style style:name="T3" style:family="text">
      <style:text-properties fo:color="#000000" style:font-name="Calibri2" fo:font-size="12pt" fo:language="gl" fo:country="ES" fo:font-weight="normal" officeooo:rsid="01fd33eb" style:font-size-asian="12pt" style:font-weight-asian="normal" style:font-name-complex="Calibri1" style:font-size-complex="12pt" style:font-weight-complex="normal"/>
    </style:style>
    <style:style style:name="T4" style:family="text">
      <style:text-properties fo:color="#000000" style:font-name="Calibri2" fo:font-size="12pt" fo:language="gl" fo:country="ES" fo:font-weight="normal" officeooo:rsid="01f82c7b" style:font-size-asian="12pt" style:font-weight-asian="normal" style:font-name-complex="Calibri1" style:font-size-complex="12pt" style:font-weight-complex="normal"/>
    </style:style>
    <style:style style:name="T5" style:family="text">
      <style:text-properties fo:color="#000000" style:font-name="Calibri2" fo:font-size="12pt" fo:language="gl" fo:country="ES" fo:font-weight="normal" officeooo:rsid="0202f4b8" style:font-size-asian="12pt" style:font-weight-asian="normal" style:font-name-complex="Calibri1" style:font-size-complex="12pt" style:font-weight-complex="normal"/>
    </style:style>
    <style:style style:name="T6" style:family="text">
      <style:text-properties fo:color="#000000" style:font-name="Calibri2" fo:font-size="12pt" fo:language="gl" fo:country="ES" fo:font-weight="normal" officeooo:rsid="02042938" style:font-size-asian="12pt" style:font-weight-asian="normal" style:font-name-complex="Calibri1" style:font-size-complex="12pt" style:font-weight-complex="normal"/>
    </style:style>
    <style:style style:name="T7" style:family="text">
      <style:text-properties fo:color="#000000" style:text-outline="false" style:text-line-through-style="none" style:text-line-through-type="none" style:font-name="Ubuntu" fo:font-size="11pt" fo:language="gl" fo:country="ES" fo:font-style="normal" fo:text-shadow="none" style:text-underline-style="none" fo:font-weight="normal" officeooo:rsid="0228f97b" style:font-size-asian="11pt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3c0135" style:font-weight-asian="normal" style:font-weight-complex="normal"/>
    </style:style>
    <style:style style:name="T10" style:family="text">
      <style:text-properties style:text-outline="false" style:text-line-through-style="none" style:text-line-through-type="none" style:font-name="Calibri2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11" style:family="text">
      <style:text-properties officeooo:rsid="01ef2dda"/>
    </style:style>
    <style:style style:name="T12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e19bf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2df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style:font-name="Ubuntu" fo:font-size="11pt" style:font-size-asian="11pt" style:font-size-complex="11pt"/>
    </style:style>
    <style:style style:name="T16" style:family="text">
      <style:text-properties style:font-name="Ubuntu" fo:font-size="11pt" officeooo:rsid="01ee3e8c" style:font-size-asian="11pt" style:font-size-complex="11pt"/>
    </style:style>
    <style:style style:name="T17" style:family="text">
      <style:text-properties officeooo:rsid="01e25b43"/>
    </style:style>
    <style:style style:name="T18" style:family="text">
      <style:text-properties fo:font-size="10pt" officeooo:rsid="022b975c" style:font-size-asian="10pt" style:font-size-complex="10pt"/>
    </style:style>
    <style:style style:name="T19" style:family="text">
      <style:text-properties officeooo:rsid="0202f4b8"/>
    </style:style>
    <style:style style:name="T20" style:family="text">
      <style:text-properties fo:color="#c9211e" style:font-name="Calibri2" fo:font-size="12pt" fo:language="gl" fo:country="ES" fo:font-weight="normal" officeooo:rsid="02042938" style:font-size-asian="12pt" style:font-weight-asian="normal" style:font-name-complex="Calibri1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10000" number:language="es" number:country="ES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4"><text:span text:style-name="T12">TALLER MME – PRÁCTICA </text:span><text:span text:style-name="T13">12 – </text:span><text:span text:style-name="T14">Cooler Master AMD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3">NÚMERO DE GRUPO</text:p>
          </table:table-cell>
          <table:table-cell table:style-name="IntegrantesGrupo.B2" office:value-type="string">
            <text:p text:style-name="P12">FUNCIÓNS</text:p>
          </table:table-cell>
          <table:table-cell table:style-name="IntegrantesGrupo.C2" office:value-type="string">
            <text:p text:style-name="P11">Apelidos, Nome</text:p>
          </table:table-cell>
        </table:table-row>
        <table:table-row table:style-name="TableLine94480929198768">
          <table:table-cell table:style-name="IntegrantesGrupo.A5" table:number-rows-spanned="3" office:value-type="string">
            <text:p text:style-name="P3"/>
          </table:table-cell>
          <table:table-cell table:style-name="IntegrantesGrupo.B3" office:value-type="string">
            <text:p text:style-name="P15"><text:s/>Coordinador/a:</text:p>
          </table:table-cell>
          <table:table-cell table:style-name="IntegrantesGrupo.C3">
            <text:p text:style-name="P10"/>
          </table:table-cell>
        </table:table-row>
        <table:table-row table:style-name="TableLine94480929210448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10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4"><text:span text:style-name="T8"><text:s/>Responsable</text:span> <text:span text:style-name="T9">D</text:span><text:span text:style-name="T8">ocumentación:</text:span></text:p>
          </table:table-cell>
          <table:table-cell table:style-name="IntegrantesGrupo.C5">
            <text:p text:style-name="P9"/>
          </table:table-cell>
        </table:table-row>
      </table:table>
      <table:table table:name="Procedemento" table:style-name="Procedemento" table:template-name="Columnas simple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5">Material necesario</text:p>
          </table:table-cell>
          <table:table-cell table:style-name="Procedemento.B1" office:value-type="string">
            <text:p text:style-name="P7">Práctica: <text:span text:style-name="T11">BIOS (F2).</text:span></text:p>
            <text:p text:style-name="P8">Configuración</text:p>
          </table:table-cell>
        </table:table-row>
        <table:table-row table:style-name="Procedemento.2">
          <table:table-cell table:style-name="Procedemento.A2" office:value-type="string">
            <text:list xml:id="list4027728021" text:style-name="L1">
              <text:list-item>
                <text:p text:style-name="P23">Alfombra condutora</text:p>
              </text:list-item>
              <text:list-item>
                <text:p text:style-name="P24"><text:span text:style-name="T18">[1] </text:span><text:a xlink:type="simple" xlink:href="https://dlcdnets.asus.com/pub/ASUS/mb/socketAM3/M4A78LT-M/E5232_M4A78LT-M_manual.zip" text:style-name="Internet_20_link" text:visited-style-name="Visited_20_Internet_20_Link"><text:span text:style-name="T17">Manual da placa base</text:span></text:a><text:span text:style-name="T17"> </text:span><text:span text:style-name="T19">AMD [E5232_M4A78LT-M]</text:span></text:p>
              </text:list-item>
              <text:list-item>
                <text:p text:style-name="P25"><text:a xlink:type="simple" xlink:href="https://compatibleproducts.intel.com/ProductDetails?prodSearch=True&amp;searchTerm=DB75EN&amp;activeModule=Desktop%20Boards&amp;mthbrd_nm=DB75EN" text:style-name="Internet_20_link" text:visited-style-name="Visited_20_Internet_20_Link"><text:span text:style-name="T7">Procesadores Compatibles</text:span></text:a></text:p>
              </text:list-item>
            </text:list>
          </table:table-cell>
          <table:table-cell table:style-name="Procedemento.A2" office:value-type="string">
            <text:list xml:id="list866766669" text:style-name="L2">
              <text:list-item>
                <text:p text:style-name="P26">Conectar: equipo, pantalla, teclado, rato.</text:p>
              </text:list-item>
              <text:list-item>
                <text:p text:style-name="P27">Acender e acceder á BIOS (F2).</text:p>
              </text:list-item>
              <text:list-item>
                <text:p text:style-name="P28">Configurar BIOS</text:p>
              </text:list-item>
            </text:list>
          </table:table-cell>
        </table:table-row>
      </table:table>
      <text:p text:style-name="P6"/>
      <text:p text:style-name="P6">Procedemento:<text:span text:style-name="T10"> </text:span></text:p>
      <text:list xml:id="list732727536" text:style-name="L3">
        <text:list-item>
          <text:p text:style-name="P16">Conectar: equipo, pantalla, teclado, rato. </text:p>
        </text:list-item>
        <text:list-item>
          <text:p text:style-name="P17"><text:span text:style-name="T4">Acender e acceder á BIOS (</text:span><text:span text:style-name="T5">delete</text:span><text:span text:style-name="T4">) </text:span><text:span text:style-name="T5">&lt;suprimir&gt;</text:span></text:p>
        </text:list-item>
        <text:list-item>
          <text:p text:style-name="P16">Configuración da BIOS (páxina <text:span text:style-name="T19">44</text:span> de [1]).</text:p>
        </text:list-item>
        <text:list-item>
          <text:p text:style-name="P18"><text:span text:style-name="T2">Revisa, identifica e anota tódolos elementos que se enumeran nesa sección </text:span><text:span text:style-name="T4">(páxina </text:span><text:span text:style-name="T5">44</text:span><text:span text:style-name="T4"> de [1]).</text:span></text:p>
          <text:list>
            <text:list-item>
              <text:p text:style-name="P18"><text:span text:style-name="T6">Main </text:span><text:span text:style-name="T20">[Achega unha captura]</text:span></text:p>
            </text:list-item>
          </text:list>
          <text:p text:style-name="P20"/>
          <text:list text:continue-numbering="true">
            <text:list-item>
              <text:p text:style-name="P18"><text:span text:style-name="T5">Advanced</text:span><text:span text:style-name="T6"> </text:span><text:span text:style-name="T20">[Achega unha captura]</text:span></text:p>
            </text:list-item>
          </text:list>
          <text:p text:style-name="P20"/>
          <text:list text:continue-numbering="true">
            <text:list-item>
              <text:p text:style-name="P18"><text:span text:style-name="T5">Power</text:span><text:span text:style-name="T6"> </text:span><text:span text:style-name="T20">[Achega unha captura]</text:span></text:p>
            </text:list-item>
          </text:list>
        </text:list-item>
      </text:list>
      <text:p text:style-name="P19"><text:span text:style-name="T20"/></text:p>
      <text:p text:style-name="P19"><text:span text:style-name="T20"/></text:p>
      <text:list xml:id="list233055809427572" text:continue-numbering="true" text:style-name="L3">
        <text:list-item>
          <text:list>
            <text:list-item>
              <text:list>
                <text:list-item>
                  <text:p text:style-name="P18"><text:span text:style-name="T5">3-1 Power&gt;APM Configuration</text:span><text:span text:style-name="T6"> </text:span><text:span text:style-name="T20">[Achega unha captura]<text:line-break/><text:line-break/></text:span></text:p>
                  <text:p text:style-name="P18"><text:span text:style-name="T20"><text:tab/></text:span></text:p>
                </text:list-item>
                <text:list-item>
                  <text:p text:style-name="P18"><text:span text:style-name="T5">3-2 Power&gt;HW Monitor Configuration </text:span><text:span text:style-name="T20">[Achega unha captura]</text:span></text:p>
                </text:list-item>
              </text:list>
            </text:list-item>
          </text:list>
          <text:p text:style-name="P20"/>
          <text:list text:continue-numbering="true">
            <text:list-item>
              <text:p text:style-name="P18"><text:span text:style-name="T5">Boot </text:span><text:span text:style-name="T20">[Achega unha captura]</text:span></text:p>
            </text:list-item>
          </text:list>
        </text:list-item>
      </text:list>
      <text:p text:style-name="P21"/>
      <text:list xml:id="list233054777726143" text:continue-numbering="true" text:style-name="L3">
        <text:list-item>
          <text:list>
            <text:list-item>
              <text:p text:style-name="P18"><text:span text:style-name="T5">Tools</text:span><text:span text:style-name="T6"> </text:span><text:span text:style-name="T20">[Achega unha captura]</text:span></text:p>
            </text:list-item>
          </text:list>
        </text:list-item>
      </text:list>
      <text:p text:style-name="P22"/>
      <text:list xml:id="list233056080154397" text:continue-numbering="true" text:style-name="L3">
        <text:list-item>
          <text:list>
            <text:list-item>
              <text:p text:style-name="P18"><text:span text:style-name="T6">Exit </text:span><text:span text:style-name="T20">[Achega unha captura]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1" svg:font-family="FreeSans" style:font-family-generic="swiss"/>
    <style:font-face style:name="FreeSans" svg:font-family="FreeSans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Pá<text:span text:style-name="MT1">x</text:span>ina <text:page-number text:select-page="current">0</text:page-number><text:s/>de <text:page-count>1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0"><draw:image xlink:href="Pictures/10000000000004D900000077C5CA087C63A9865A.png" xlink:type="simple" xlink:show="embed" xlink:actuate="onLoad" loext:mime-type="image/png"/></draw:frame></draw:a></text:p>
      </style:footer>
      <loext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0"><draw:image xlink:href="Pictures/10000000000004D900000077C5CA087C63A9865A.png" xlink:type="simple" xlink:show="embed" xlink:actuate="onLoad" loext:mime-type="image/png"/></draw:frame></draw:a>Pá<text:span text:style-name="MT1">x</text:span>ina <text:page-number text:select-page="current">1</text:page-number><text:s/>de <text:page-count>1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199</meta:editing-cycles>
    <meta:creation-date>2019-11-09T13:25:03.151138236</meta:creation-date>
    <meta:editing-duration>PT8H44M4S</meta:editing-duration>
    <meta:generator>LibreOffice/6.4.7.2$Linux_X86_64 LibreOffice_project/40$Build-2</meta:generator>
    <dc:subject>Práctica 12 - Cooler Master AMD</dc:subject>
    <dc:title>Taller - MME</dc:title>
    <dc:date>2022-01-31T23:30:54.580555121</dc:date>
    <dc:creator>belay </dc:creator>
    <meta:document-statistic meta:table-count="2" meta:image-count="2" meta:object-count="0" meta:page-count="1" meta:paragraph-count="32" meta:word-count="146" meta:character-count="949" meta:non-whitespace-character-count="84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